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2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cm" svg:height="4cm" svg:x="55cm" svg:y="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6.999cm" svg:height="4.999cm" svg:x="86.5cm" svg:y="46.5cm" svg:viewBox="0 0 7000 5000" svg:d="m4500 5000h-4500v-5000h4500zm1000-5000h1220c184 797 280 1633 280 2500s-96 1703-280 2500h-1220z">
            <text:p/>
          </draw:path>
          <draw:path draw:style-name="gr2" draw:text-style-name="P1" draw:layer="layout" svg:width="6.999cm" svg:height="4.999cm" svg:x="72.5cm" svg:y="46.5cm" svg:viewBox="0 0 7000 5000" svg:d="m2500 0h4500v5000h-4500zm-1000 5000h-1220c-184-797-280-1633-280-2500s96-1703 280-2500h1220z">
            <text:p/>
          </draw:path>
          <draw:path draw:style-name="gr2" draw:text-style-name="P1" draw:layer="layout" svg:width="4.999cm" svg:height="6.999cm" svg:x="80.5cm" svg:y="52.5cm" svg:viewBox="0 0 5000 7000" svg:d="m0 4500v-4500h5000v4500zm5000 100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</draw:g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2T18:32:04.262000000</dc:date>
    <meta:editing-duration>P3DT6H48M40S</meta:editing-duration>
    <meta:editing-cycles>397</meta:editing-cycles>
    <meta:generator>LibreOffice/4.1.1.2$Windows_x86 LibreOffice_project/7e4286b58adc75a14f6d83f53a03b6c11fa2903</meta:generator>
    <meta:document-statistic meta:object-count="844"/>
  </office:meta>
</office:document-meta>
</file>